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2.2866in"/>
    </style:style>
    <style:style style:name="co36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1.4937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3138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0.539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0.9465in"/>
    </style:style>
    <style:style style:name="co16" style:family="table-column">
      <style:table-column-properties fo:break-before="auto" style:column-width="0.6783in"/>
    </style:style>
    <style:style style:name="co17" style:family="table-column">
      <style:table-column-properties fo:break-before="auto" style:column-width="0.5283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1.2681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0.4102in"/>
    </style:style>
    <style:style style:name="co22" style:family="table-column">
      <style:table-column-properties fo:break-before="auto" style:column-width="0.85in"/>
    </style:style>
    <style:style style:name="co23" style:family="table-column">
      <style:table-column-properties fo:break-before="auto" style:column-width="0.8283in"/>
    </style:style>
    <style:style style:name="co24" style:family="table-column">
      <style:table-column-properties fo:break-before="auto" style:column-width="0.9146in"/>
    </style:style>
    <style:style style:name="co25" style:family="table-column">
      <style:table-column-properties fo:break-before="auto" style:column-width="0.7862in"/>
    </style:style>
    <style:style style:name="co26" style:family="table-column">
      <style:table-column-properties fo:break-before="auto" style:column-width="0.8075in"/>
    </style:style>
    <style:style style:name="co27" style:family="table-column">
      <style:table-column-properties fo:break-before="auto" style:column-width="0.8398in"/>
    </style:style>
    <style:style style:name="co28" style:family="table-column">
      <style:table-column-properties fo:break-before="auto" style:column-width="0.8827in"/>
    </style:style>
    <style:style style:name="co29" style:family="table-column">
      <style:table-column-properties fo:break-before="auto" style:column-width="0.7965in"/>
    </style:style>
    <style:style style:name="co30" style:family="table-column">
      <style:table-column-properties fo:break-before="auto" style:column-width="0.861in"/>
    </style:style>
    <style:style style:name="co31" style:family="table-column">
      <style:table-column-properties fo:break-before="auto" style:column-width="0.9791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429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898in"/>
    </style:style>
    <style:style style:name="co39" style:family="table-column">
      <style:table-column-properties fo:break-before="auto" style:column-width="0.3354in"/>
    </style:style>
    <style:style style:name="co40" style:family="table-column">
      <style:table-column-properties fo:break-before="auto" style:column-width="0.3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 style:data-style-name="N4"/>
    <style:style style:name="ce1" style:family="table-cell" style:parent-style-name="Default">
      <style:text-properties fo:language="en" fo:country="U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99"/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fd7"/>
      <style:text-properties fo:language="en" fo:country="US"/>
    </style:style>
    <style:style style:name="ce16" style:family="table-cell" style:parent-style-name="Default">
      <style:table-cell-properties fo:background-color="transparent"/>
      <style:text-properties fo:language="en" fo:country="US"/>
    </style:style>
    <style:style style:name="ce17" style:family="table-cell" style:parent-style-name="Default">
      <style:table-cell-properties fo:background-color="#ffffd7"/>
    </style:style>
    <style:style style:name="ce18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none" fo:border-left="none" fo:border-right="1.76pt solid #000000" fo:border-top="none"/>
    </style:style>
    <style:style style:name="ce22" style:family="table-cell" style:parent-style-name="Default">
      <style:table-cell-properties fo:border-bottom="none" fo:border-left="none" fo:border-right="1.76pt solid #000000" fo:border-top="none"/>
      <style:text-properties fo:language="en" fo:country="US"/>
    </style:style>
    <style:style style:name="ce23" style:family="table-cell" style:parent-style-name="Default">
      <style:table-cell-properties fo:border-bottom="none" fo:border-left="1.76pt solid #000000" fo:border-right="none" fo:border-top="none"/>
    </style:style>
    <style:style style:name="ce24" style:family="table-cell" style:parent-style-name="Default">
      <style:table-cell-properties fo:border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5" style:family="table-cell" style:parent-style-name="Default">
      <style:table-cell-properties fo:border-bottom="none" fo:border-left="1.76pt solid #000000" fo:border-right="none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6" style:family="table-cell" style:parent-style-name="Default"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7" style:family="table-cell" style:parent-style-name="Default">
      <style:table-cell-properties fo:border-bottom="none" fo:border-left="none" fo:border-right="1.76pt solid #000000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8" style:family="table-cell" style:parent-style-name="Default">
      <style:table-cell-properties fo:border="none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okedex.Z3">
          <table:error-message table:message-type="stop" table:display="true"/>
        </table:content-validation>
        <table:content-validation table:name="val2" table:condition="of:cell-content-is-in-list([$Defaults.$C$2:$Defaults.$C$9])" table:allow-empty-cell="true" table:display-list="unsorted" table:base-cell-address="Pokedex.X1"/>
        <table:content-validation table:name="val3" table:condition="of:cell-content-is-in-list([$Defaults.$A$2:$Defaults.$A$7])" table:allow-empty-cell="true" table:display-list="unsorted" table:base-cell-address="Pokedex.AA1">
          <table:error-message table:message-type="stop" table:display="true"/>
        </table:content-validation>
      </table:content-validations>
      <table:table table:name="Pokedex" table:style-name="ta1">
        <office:forms form:automatic-focus="false" form:apply-design-mode="false"/>
        <table:table-column table:style-name="co6" table:default-cell-style-name="ce1"/>
        <table:table-column table:style-name="co2" table:default-cell-style-name="ce1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8" table:default-cell-style-name="Default"/>
        <table:table-row table:style-name="ro1">
          <table:table-cell table:content-validation-name="val1" table:number-columns-repeated="2"/>
          <table:table-cell table:style-name="ce8" office:value-type="string" calcext:value-type="string" table:number-columns-spanned="4" table:number-rows-spanned="1">
            <text:p>pokedexText</text:p>
          </table:table-cell>
          <table:covered-table-cell table:number-columns-repeated="3"/>
          <table:table-cell table:style-name="ce8" office:value-type="string" calcext:value-type="string" table:number-columns-spanned="7" table:number-rows-spanned="1">
            <text:p>pokedex</text:p>
          </table:table-cell>
          <table:covered-table-cell table:number-columns-repeated="6"/>
          <table:table-cell office:value-type="string" calcext:value-type="string">
            <text:p>body</text:p>
          </table:table-cell>
          <table:table-cell office:value-type="string" calcext:value-type="string">
            <text:p>def. FALSE</text:p>
          </table:table-cell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Name</text:p>
          </table:table-cell>
          <table:table-cell office:value-type="string" calcext:value-type="string">
            <text:p>pkdx1</text:p>
          </table:table-cell>
          <table:table-cell office:value-type="string" calcext:value-type="string">
            <text:p>pkdx2</text:p>
          </table:table-cell>
          <table:table-cell office:value-type="string" calcext:value-type="string">
            <text:p>pkdx3</text:p>
          </table:table-cell>
          <table:table-cell office:value-type="string" calcext:value-type="string">
            <text:p>pkdx4</text:p>
          </table:table-cell>
          <table:table-cell office:value-type="string" calcext:value-type="string">
            <text:p>category(max11chars)</text:p>
          </table:table-cell>
          <table:table-cell office:value-type="string" calcext:value-type="string">
            <text:p>pokedexHeight</text:p>
          </table:table-cell>
          <table:table-cell office:value-type="string" calcext:value-type="string">
            <text:p>pokedexWeight</text:p>
          </table:table-cell>
          <table:table-cell office:value-type="string" calcext:value-type="string">
            <text:p>pokemonScale</text:p>
          </table:table-cell>
          <table:table-cell office:value-type="string" calcext:value-type="string">
            <text:p>pokemonOffset</text:p>
          </table:table-cell>
          <table:table-cell office:value-type="string" calcext:value-type="string">
            <text:p>trainerScale</text:p>
          </table:table-cell>
          <table:table-cell office:value-type="string" calcext:value-type="string">
            <text:p>trainerOffse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flip</text:p>
          </table:table-cell>
        </table:table-row>
        <table:table-row table:style-name="ro1">
          <table:table-cell table:number-columns-repeated="2" table:content-validation-name="val1" office:value-type="string" calcext:value-type="string">
            <text:p>CMoe</text:p>
          </table:table-cell>
          <table:table-cell office:value-type="string" calcext:value-type="string">
            <text:p>Unassuming, always open to new</text:p>
          </table:table-cell>
          <table:table-cell office:value-type="string" calcext:value-type="string">
            <text:p>experiences and adventures.</text:p>
          </table:table-cell>
          <table:table-cell table:number-columns-repeated="2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style-name="ce4"/>
        </table:table-row>
        <table:table-row table:style-name="ro1">
          <table:table-cell table:number-columns-repeated="2" table:content-validation-name="val1" office:value-type="string" calcext:value-type="string">
            <text:p>WMoe</text:p>
          </table:table-cell>
          <table:table-cell office:value-type="string" calcext:value-type="string">
            <text:p>What’s your order today?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OMoe</text:p>
          </table:table-cell>
          <table:table-cell office:value-type="string" calcext:value-type="string">
            <text:p>Busy, busy, busy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Moe</text:p>
          </table:table-cell>
          <table:table-cell office:value-type="string" calcext:value-type="string">
            <text:p>You’ve come to the wrong turf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ultiMoe</text:p>
          </table:table-cell>
          <table:table-cell office:value-type="string" calcext:value-type="string">
            <text:p>We are Moe. Join us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1410" calcext:value-type="float">
            <text:p>1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Sayo</text:p>
          </table:table-cell>
          <table:table-cell office:value-type="string" calcext:value-type="string">
            <text:p>Vengeance in humanoid form.</text:p>
          </table:table-cell>
          <table:table-cell table:number-columns-repeated="3"/>
          <table:table-cell office:value-type="string" calcext:value-type="string">
            <text:p>Nogitsune</text:p>
          </table:table-cell>
          <table:table-cell office:value-type="float" office:value="24" calcext:value-type="float">
            <text:p>24</text:p>
          </table:table-cell>
          <table:table-cell office:value-type="float" office:value="3352" calcext:value-type="float">
            <text:p>335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eline</text:p>
          </table:table-cell>
          <table:table-cell table:number-columns-repeated="4"/>
          <table:table-cell office:value-type="string" calcext:value-type="string">
            <text:p>Dragon-fox</text:p>
          </table:table-cell>
          <table:table-cell office:value-type="float" office:value="17" calcext:value-type="float">
            <text:p>17</text:p>
          </table:table-cell>
          <table:table-cell office:value-type="float" office:value="615" calcext:value-type="float">
            <text:p>6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Tohka</text:p>
          </table:table-cell>
          <table:table-cell table:number-columns-repeated="4"/>
          <table:table-cell office:value-type="string" calcext:value-type="string">
            <text:p>Kitsune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Ren</text:p>
          </table:table-cell>
          <table:table-cell table:number-columns-repeated="4"/>
          <table:table-cell office:value-type="string" calcext:value-type="string">
            <text:p>Dragon</text:p>
          </table:table-cell>
          <table:table-cell office:value-type="float" office:value="14" calcext:value-type="float">
            <text:p>14</text:p>
          </table:table-cell>
          <table:table-cell office:value-type="float" office:value="490" calcext:value-type="float">
            <text:p>4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liel</text:p>
          </table:table-cell>
          <table:table-cell table:number-columns-repeated="4"/>
          <table:table-cell office:value-type="string" calcext:value-type="string">
            <text:p>FallenDryad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rin</text:p>
          </table:table-cell>
          <table:table-cell table:number-columns-repeated="4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onya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3" calcext:value-type="float">
            <text:p>13</text:p>
          </table:table-cell>
          <table:table-cell office:value-type="float" office:value="465" calcext:value-type="float">
            <text:p>46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677" calcext:value-type="float">
            <text:p>67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 table:number-rows-repeated="30">
          <table:table-cell table:content-validation-name="val1" table:number-columns-repeated="2"/>
          <table:table-cell table:number-columns-repeated="13"/>
        </table:table-row>
        <table:table-row table:style-name="ro1" table:number-rows-repeated="104850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tats" table:style-name="ta1">
        <office:forms form:automatic-focus="false" form:apply-design-mode="false"/>
        <table:table-column table:style-name="co6" table:default-cell-style-name="ce1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content-validation-name="val1"/>
          <table:table-cell table:style-name="ce8" table:content-validation-name="val1" office:value-type="string" calcext:value-type="string" table:number-columns-spanned="6" table:number-rows-spanned="1">
            <text:p>base stats</text:p>
          </table:table-cell>
          <table:covered-table-cell table:number-columns-repeated="5" table:content-validation-name="val1"/>
          <table:table-cell table:content-validation-name="val1" office:value-type="string" calcext:value-type="string">
            <text:p>total</text:p>
          </table:table-cell>
          <table:table-cell table:content-validation-name="val1" table:number-columns-repeated="2"/>
          <table:table-cell table:style-name="ce8" table:content-validation-name="val1" office:value-type="string" calcext:value-type="string" table:number-columns-spanned="3" table:number-rows-spanned="1">
            <text:p>ability def=none</text:p>
          </table:table-cell>
          <table:covered-table-cell table:number-columns-repeated="2" table:content-validation-name="val1"/>
          <table:table-cell table:style-name="ce3" table:content-validation-name="val1" office:value-type="string" calcext:value-type="string" table:number-columns-spanned="6" table:number-rows-spanned="1">
            <text:p>evYield blank=0</text:p>
          </table:table-cell>
          <table:covered-table-cell table:number-columns-repeated="5" table:content-validation-name="val1"/>
          <table:table-cell table:style-name="ce8" table:content-validation-name="val1" office:value-type="string" calcext:value-type="string" table:number-columns-spanned="2" table:number-rows-spanned="1">
            <text:p>blank=ITEM_NONE</text:p>
          </table:table-cell>
          <table:covered-table-cell table:content-validation-name="val1"/>
          <table:table-cell table:content-validation-name="val1" office:value-type="string" calcext:value-type="string">
            <text:p>catch</text:p>
          </table:table-cell>
          <table:table-cell table:content-validation-name="val1" office:value-type="string" calcext:value-type="string">
            <text:p>exp</text:p>
          </table:table-cell>
          <table:table-cell table:content-validation-name="val1" office:value-type="string" calcext:value-type="string">
            <text:p>gender</text:p>
          </table:table-cell>
          <table:table-cell table:content-validation-name="val1" office:value-type="string" calcext:value-type="string">
            <text:p>egg</text:p>
          </table:table-cell>
          <table:table-cell table:content-validation-name="val1" office:value-type="string" calcext:value-type="string">
            <text:p>base</text:p>
          </table:table-cell>
          <table:table-cell/>
          <table:table-cell table:style-name="ce2" office:value-type="string" calcext:value-type="string" table:number-columns-spanned="2" table:number-rows-spanned="1">
            <text:p>human_like default</text:p>
          </table:table-cell>
          <table:covered-table-cell/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BST</text:p>
          </table:table-cell>
          <table:table-cell table:content-validation-name="val1" office:value-type="string" calcext:value-type="string">
            <text:p>type1</text:p>
          </table:table-cell>
          <table:table-cell table:content-validation-name="val1" office:value-type="string" calcext:value-type="string">
            <text:p>type2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itemCommon</text:p>
          </table:table-cell>
          <table:table-cell table:content-validation-name="val1" office:value-type="string" calcext:value-type="string">
            <text:p>itemRare</text:p>
          </table:table-cell>
          <table:table-cell table:content-validation-name="val1" office:value-type="string" calcext:value-type="string">
            <text:p>rate</text:p>
          </table:table-cell>
          <table:table-cell table:content-validation-name="val1" office:value-type="string" calcext:value-type="string">
            <text:p>yield</text:p>
          </table:table-cell>
          <table:table-cell table:content-validation-name="val1" office:value-type="string" calcext:value-type="string">
            <text:p>%female</text:p>
          </table:table-cell>
          <table:table-cell table:content-validation-name="val1" office:value-type="string" calcext:value-type="string">
            <text:p>cycles</text:p>
          </table:table-cell>
          <table:table-cell table:content-validation-name="val1" office:value-type="string" calcext:value-type="string">
            <text:p>friend</text:p>
          </table:table-cell>
          <table:table-cell table:content-validation-name="val1" office:value-type="string" calcext:value-type="string">
            <text:p>exp growth</text:p>
          </table:table-cell>
          <table:table-cell office:value-type="string" calcext:value-type="string">
            <text:p>egg1</text:p>
          </table:table-cell>
          <table:table-cell office:value-type="string" calcext:value-type="string">
            <text:p>egg2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5" table:content-validation-name="val1" office:value-type="float" office:value="45" calcext:value-type="float">
            <text:p>45</text:p>
          </table:table-cell>
          <table:table-cell table:content-validation-name="val1" table:formula="of:=SUM([.B3:.G3])" office:value-type="float" office:value="285" calcext:value-type="float">
            <text:p>28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vital spirit</text:p>
          </table:table-cell>
          <table:table-cell table:content-validation-name="val1" office:value-type="string" calcext:value-type="string">
            <text:p>cute charm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7"/>
          <table:table-cell table:content-validation-name="val1" office:value-type="float" office:value="230" calcext:value-type="float">
            <text:p>23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55" calcext:value-type="float">
            <text:p>5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5" calcext:value-type="float">
            <text:p>7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table:formula="of:=SUM([.B4:.G4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water</text:p>
          </table:table-cell>
          <table:table-cell table:content-validation-name="val1" table:number-columns-repeated="6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table:formula="of:=SUM([.B5:.G5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psychic</text:p>
          </table:table-cell>
          <table:table-cell table:content-validation-name="val1" office:value-type="string" calcext:value-type="string">
            <text:p>overtime</text:p>
          </table:table-cell>
          <table:table-cell table:content-validation-name="val1" table:number-columns-repeated="4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90" calcext:value-type="float">
            <text:p>9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40" calcext:value-type="float">
            <text:p>4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6:.G6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dark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 table:number-columns-repeated="5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2" table:content-validation-name="val1" office:value-type="float" office:value="115" calcext:value-type="float">
            <text:p>11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7:.G7])" office:value-type="float" office:value="555" calcext:value-type="float">
            <text:p>55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265" calcext:value-type="float">
            <text:p>26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8:.G8])" office:value-type="float" office:value="680" calcext:value-type="float">
            <text:p>68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oppression aur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370" calcext:value-type="float">
            <text:p>3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content-validation-name="val1" table:formula="of:=SUM([.B9:.G9])" office:value-type="float" office:value="310" calcext:value-type="float">
            <text:p>31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content-validation-name="val1" table:formula="of:=SUM([.B10:.G10])" office:value-type="float" office:value="415" calcext:value-type="float">
            <text:p>415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11:.G11])" office:value-type="float" office:value="520" calcext:value-type="float">
            <text:p>52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2:.G12])" office:value-type="float" office:value="310" calcext:value-type="float">
            <text:p>31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13:.G13])" office:value-type="float" office:value="415" calcext:value-type="float">
            <text:p>41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content-validation-name="val1" table:formula="of:=SUM([.B14:.G14])" office:value-type="float" office:value="520" calcext:value-type="float">
            <text:p>52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content-validation-name="val1" table:formula="of:=SUM([.B15:.G15])" office:value-type="float" office:value="452" calcext:value-type="float">
            <text:p>45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st choru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15" calcext:value-type="float">
            <text:p>2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16:.G16])" office:value-type="float" office:value="290" calcext:value-type="float">
            <text:p>29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7:.G17])" office:value-type="float" office:value="450" calcext:value-type="float">
            <text:p>45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60" calcext:value-type="float">
            <text:p>1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table:content-validation-name="val1" table:formula="of:=SUM([.B18:.G18])" office:value-type="float" office:value="540" calcext:value-type="float">
            <text:p>5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300" calcext:value-type="float">
            <text:p>30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19:.G19])" office:value-type="float" office:value="530" calcext:value-type="float">
            <text:p>530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defia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content-validation-name="val1" table:number-columns-repeated="2"/>
          <table:table-cell table:content-validation-name="val1" office:value-type="float" office:value="85" calcext:value-type="float">
            <text:p>85</text:p>
          </table:table-cell>
          <table:table-cell table:content-validation-name="val1" office:value-type="float" office:value="285" calcext:value-type="float">
            <text:p>285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20:.G20])" office:value-type="float" office:value="290" calcext:value-type="float">
            <text:p>29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content-validation-name="val1" table:formula="of:=SUM([.B21:.G21])" office:value-type="float" office:value="350" calcext:value-type="float">
            <text:p>35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content-validation-name="val1" table:formula="of:=SUM([.B22:.G22])" office:value-type="float" office:value="500" calcext:value-type="float">
            <text:p>50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content-validation-name="val1" table:formula="of:=SUM([.B23:.G23])" office:value-type="float" office:value="370" calcext:value-type="float">
            <text:p>37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24:.G24])" office:value-type="float" office:value="510" calcext:value-type="float">
            <text:p>51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content-validation-name="val1" table:formula="of:=SUM([.B25:.G25])" office:value-type="float" office:value="515" calcext:value-type="float">
            <text:p>5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lightning ro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26:.G26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27:.G27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9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content-validation-name="val1" table:formula="of:=SUM([.B28:.G28])" office:value-type="float" office:value="600" calcext:value-type="float">
            <text:p>60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content-validation-name="val1" table:formula="of:=SUM([.B29:.G29])" office:value-type="float" office:value="310" calcext:value-type="float">
            <text:p>3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30:.G30])" office:value-type="float" office:value="415" calcext:value-type="float">
            <text:p>41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31:.G31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table:formula="of:=SUM([.B32:.G32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3:.G33])" office:value-type="float" office:value="370" calcext:value-type="float">
            <text:p>370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content-validation-name="val1" table:formula="of:=SUM([.B34:.G34])" office:value-type="float" office:value="510" calcext:value-type="float">
            <text:p>510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35:.G35])" office:value-type="float" office:value="530" calcext:value-type="float">
            <text:p>53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ute charm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6:.G36])" office:value-type="float" office:value="400" calcext:value-type="float">
            <text:p>4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37:.G37])" office:value-type="float" office:value="490" calcext:value-type="float">
            <text:p>4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8]" office:value-type="string" office:string-value="CAdelaide" calcext:value-type="string">
            <text:p>CAdelaide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table:content-validation-name="val1" table:formula="of:=SUM([.B38:.G38])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9]" office:value-type="string" office:string-value="Adelaide" calcext:value-type="string">
            <text:p>Adelaide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table:content-validation-name="val1" table:formula="of:=SUM([.B39:.G39])" office:value-type="float" office:value="350" calcext:value-type="float">
            <text:p>35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0]" office:value-type="string" office:string-value="EAdelaide" calcext:value-type="string">
            <text:p>EAdelaide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40:.G40])" office:value-type="float" office:value="500" calcext:value-type="float">
            <text:p>50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 table:number-rows-repeated="1048535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  <table:table-row table:style-name="ro1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</table:table>
      <table:table table:name="Images" table:style-name="ta1">
        <office:forms form:automatic-focus="false" form:apply-design-mode="false"/>
        <table:table-column table:style-name="co2" table:default-cell-style-name="ce1"/>
        <table:table-column table:style-name="co19" table:default-cell-style-name="Default"/>
        <table:table-column table:style-name="co2" table:number-columns-repeated="8" table:default-cell-style-name="Default"/>
        <table:table-row table:style-name="ro1">
          <table:table-cell table:style-name="Default"/>
          <table:table-cell office:value-type="string" calcext:value-type="string">
            <text:p>check defaults tab</text:p>
          </table:table-cell>
          <table:table-cell table:style-name="ce8" office:value-type="string" calcext:value-type="string" table:number-columns-spanned="2" table:number-rows-spanned="1">
            <text:p>check defaults tab</text:p>
          </table:table-cell>
          <table:covered-table-cell/>
          <table:table-cell office:value-type="string" calcext:value-type="string">
            <text:p>default 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pecies</text:p>
          </table:table-cell>
          <table:table-cell office:value-type="string" calcext:value-type="string">
            <text:p>imageFolder</text:p>
          </table:table-cell>
          <table:table-cell office:value-type="string" calcext:value-type="string">
            <text:p>frontAnim</text:p>
          </table:table-cell>
          <table:table-cell office:value-type="string" calcext:value-type="string">
            <text:p>backAnim</text:p>
          </table:table-cell>
          <table:table-cell office:value-type="string" calcext:value-type="string">
            <text:p>iconPalette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frontSpriteSize</text:p>
          </table:table-cell>
          <table:table-cell office:value-type="string" calcext:value-type="string">
            <text:p>frontYOffset</text:p>
          </table:table-cell>
          <table:table-cell office:value-type="string" calcext:value-type="string">
            <text:p>backSpriteSize</text:p>
          </table:table-cell>
          <table:table-cell office:value-type="string" calcext:value-type="string">
            <text:p>backYOffset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office:value-type="string" calcext:value-type="string">
            <text:p>moe-waiter</text:p>
          </table:table-cell>
          <table:table-cell table:number-columns-repeated="8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office:value-type="string" calcext:value-type="string">
            <text:p>moe-office</text:p>
          </table:table-cell>
          <table:table-cell table:number-columns-repeated="8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office:value-type="string" calcext:value-type="string">
            <text:p>moe-gopnik</text:p>
          </table:table-cell>
          <table:table-cell table:number-columns-repeated="8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string" calcext:value-type="string">
            <text:p>azalea</text:p>
          </table:table-cell>
          <table:table-cell table:number-columns-repeated="8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string" calcext:value-type="string">
            <text:p>azalea</text:p>
          </table:table-cell>
          <table:table-cell table:number-columns-repeated="8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string" calcext:value-type="string">
            <text:p>azalea</text:p>
          </table:table-cell>
          <table:table-cell table:number-columns-repeated="8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string" calcext:value-type="string">
            <text:p>zephyra</text:p>
          </table:table-cell>
          <table:table-cell table:number-columns-repeated="8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string" calcext:value-type="string">
            <text:p>zephyra</text:p>
          </table:table-cell>
          <table:table-cell table:number-columns-repeated="8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string" calcext:value-type="string">
            <text:p>zephyra</text:p>
          </table:table-cell>
          <table:table-cell table:number-columns-repeated="8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string" calcext:value-type="string">
            <text:p>florence</text:p>
          </table:table-cell>
          <table:table-cell table:number-columns-repeated="8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string" calcext:value-type="string">
            <text:p>florence</text:p>
          </table:table-cell>
          <table:table-cell table:number-columns-repeated="8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>
          <table:table-cell table:content-validation-name="val1" table:formula="of:=[$Pokedex.A38]" office:value-type="string" office:string-value="CAdelaide" calcext:value-type="string">
            <text:p>C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>
          <table:table-cell table:content-validation-name="val1" table:formula="of:=[$Pokedex.A39]" office:value-type="string" office:string-value="Adelaide" calcext:value-type="string">
            <text:p>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>
          <table:table-cell table:content-validation-name="val1" table:formula="of:=[$Pokedex.A40]" office:value-type="string" office:string-value="EAdelaide" calcext:value-type="string">
            <text:p>E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 table:number-rows-repeated="29">
          <table:table-cell table:content-validation-name="val1"/>
          <table:table-cell table:number-columns-repeated="9"/>
        </table:table-row>
        <table:table-row table:style-name="ro1">
          <table:table-cell table:content-validation-name="val1"/>
          <table:table-cell table:number-columns-repeated="9"/>
        </table:table-row>
      </table:table>
      <table:table table:name="Learnset" table:style-name="ta1"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33" table:number-columns-repeated="5" table:default-cell-style-name="Default"/>
        <table:table-column table:style-name="co37" table:number-columns-repeated="1002" table:default-cell-style-name="Default"/>
        <table:table-row table:style-name="ro1">
          <table:table-cell table:style-name="ce15" table:content-validation-name="val1"/>
          <table:table-cell table:style-name="ce17"/>
          <table:table-cell table:style-name="ce17" office:value-type="string" calcext:value-type="string">
            <text:p>lvMove1</text:p>
          </table:table-cell>
          <table:table-cell table:style-name="ce17" office:value-type="string" calcext:value-type="string">
            <text:p>lvMove2</text:p>
          </table:table-cell>
          <table:table-cell table:style-name="ce17" office:value-type="string" calcext:value-type="string">
            <text:p>lvMove3</text:p>
          </table:table-cell>
          <table:table-cell table:style-name="ce17" office:value-type="string" calcext:value-type="string">
            <text:p>lvMove4</text:p>
          </table:table-cell>
          <table:table-cell table:style-name="ce17" office:value-type="string" calcext:value-type="string">
            <text:p>lvMove5</text:p>
          </table:table-cell>
          <table:table-cell table:style-name="ce17" office:value-type="string" calcext:value-type="string">
            <text:p>lvMove6</text:p>
          </table:table-cell>
          <table:table-cell table:style-name="ce17" office:value-type="string" calcext:value-type="string">
            <text:p>lvMove7</text:p>
          </table:table-cell>
          <table:table-cell table:style-name="ce17" office:value-type="string" calcext:value-type="string">
            <text:p>lvMove8</text:p>
          </table:table-cell>
          <table:table-cell table:style-name="ce17" office:value-type="string" calcext:value-type="string">
            <text:p>lvMove9</text:p>
          </table:table-cell>
          <table:table-cell table:style-name="ce17" office:value-type="string" calcext:value-type="string">
            <text:p>lvMove10</text:p>
          </table:table-cell>
          <table:table-cell table:style-name="ce17" office:value-type="string" calcext:value-type="string">
            <text:p>lvMove11</text:p>
          </table:table-cell>
          <table:table-cell table:style-name="ce17" office:value-type="string" calcext:value-type="string">
            <text:p>lvMove12</text:p>
          </table:table-cell>
          <table:table-cell table:style-name="ce17" office:value-type="string" calcext:value-type="string">
            <text:p>lvMove13</text:p>
          </table:table-cell>
          <table:table-cell table:style-name="ce17" office:value-type="string" calcext:value-type="string">
            <text:p>lvMove14</text:p>
          </table:table-cell>
          <table:table-cell table:style-name="ce17" office:value-type="string" calcext:value-type="string">
            <text:p>lvMove15</text:p>
          </table:table-cell>
          <table:table-cell table:style-name="ce17" office:value-type="string" calcext:value-type="string">
            <text:p>lvMove16</text:p>
          </table:table-cell>
          <table:table-cell table:style-name="ce17" office:value-type="string" calcext:value-type="string">
            <text:p>lvMove17</text:p>
          </table:table-cell>
          <table:table-cell table:style-name="ce17" office:value-type="string" calcext:value-type="string">
            <text:p>lvMove18</text:p>
          </table:table-cell>
          <table:table-cell table:style-name="ce17" office:value-type="string" calcext:value-type="string">
            <text:p>lvMove19</text:p>
          </table:table-cell>
          <table:table-cell table:style-name="ce17" office:value-type="string" calcext:value-type="string">
            <text:p>lvMove20</text:p>
          </table:table-cell>
          <table:table-cell table:number-columns-repeated="1002"/>
        </table:table-row>
        <table:table-row table:style-name="ro1">
          <table:table-cell table:style-name="ce15" table:content-validation-name="val1" office:value-type="string" calcext:value-type="string">
            <text:p>species</text:p>
          </table:table-cell>
          <table:table-cell table:style-name="ce17"/>
          <table:table-cell table:style-name="ce17" office:value-type="string" calcext:value-type="string">
            <text:p>move1</text:p>
          </table:table-cell>
          <table:table-cell table:style-name="ce17" office:value-type="string" calcext:value-type="string">
            <text:p>move2</text:p>
          </table:table-cell>
          <table:table-cell table:style-name="ce17" office:value-type="string" calcext:value-type="string">
            <text:p>move3</text:p>
          </table:table-cell>
          <table:table-cell table:style-name="ce17" office:value-type="string" calcext:value-type="string">
            <text:p>move4</text:p>
          </table:table-cell>
          <table:table-cell table:style-name="ce17" office:value-type="string" calcext:value-type="string">
            <text:p>move5</text:p>
          </table:table-cell>
          <table:table-cell table:style-name="ce17" office:value-type="string" calcext:value-type="string">
            <text:p>move6</text:p>
          </table:table-cell>
          <table:table-cell table:style-name="ce17" office:value-type="string" calcext:value-type="string">
            <text:p>move7</text:p>
          </table:table-cell>
          <table:table-cell table:style-name="ce17" office:value-type="string" calcext:value-type="string">
            <text:p>move8</text:p>
          </table:table-cell>
          <table:table-cell table:style-name="ce17" office:value-type="string" calcext:value-type="string">
            <text:p>move9</text:p>
          </table:table-cell>
          <table:table-cell table:style-name="ce17" office:value-type="string" calcext:value-type="string">
            <text:p>move10</text:p>
          </table:table-cell>
          <table:table-cell table:style-name="ce17" office:value-type="string" calcext:value-type="string">
            <text:p>move11</text:p>
          </table:table-cell>
          <table:table-cell table:style-name="ce17" office:value-type="string" calcext:value-type="string">
            <text:p>move12</text:p>
          </table:table-cell>
          <table:table-cell table:style-name="ce17" office:value-type="string" calcext:value-type="string">
            <text:p>move13</text:p>
          </table:table-cell>
          <table:table-cell table:style-name="ce17" office:value-type="string" calcext:value-type="string">
            <text:p>move14</text:p>
          </table:table-cell>
          <table:table-cell table:style-name="ce17" office:value-type="string" calcext:value-type="string">
            <text:p>move15</text:p>
          </table:table-cell>
          <table:table-cell table:style-name="ce17" office:value-type="string" calcext:value-type="string">
            <text:p>move16</text:p>
          </table:table-cell>
          <table:table-cell table:style-name="ce17" office:value-type="string" calcext:value-type="string">
            <text:p>move17</text:p>
          </table:table-cell>
          <table:table-cell table:style-name="ce17" office:value-type="string" calcext:value-type="string">
            <text:p>move18</text:p>
          </table:table-cell>
          <table:table-cell table:style-name="ce17" office:value-type="string" calcext:value-type="string">
            <text:p>move19</text:p>
          </table:table-cell>
          <table:table-cell table:style-name="ce17" office:value-type="string" calcext:value-type="string">
            <text:p>move20</text:p>
          </table:table-cell>
          <table:table-cell table:number-columns-repeated="1002"/>
        </table:table-row>
        <table:table-row table:style-name="ro1">
          <table:table-cell table:style-name="ce16" table:content-validation-name="val1" table:formula="of:=IFERROR(INDIRECT(&quot;$Pokedex.B&quot;&amp;[.B3]);[.A4])" office:value-type="string" office:string-value="CMoe" calcext:value-type="string">
            <text:p>CMoe</text:p>
          </table:table-cell>
          <table:table-cell table:style-name="ce18" office:value-type="float" office:value="2.5" calcext:value-type="float">
            <text:p>2.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1" calcext:value-type="float">
            <text:p>21</text:p>
          </table:table-cell>
          <table:table-cell table:style-name="ce18" table:number-columns-repeated="1018"/>
        </table:table-row>
        <table:table-row table:style-name="ro1">
          <table:table-cell table:style-name="ce16" table:content-validation-name="val1" table:formula="of:=IFERROR(INDIRECT(&quot;$Pokedex.B&quot;&amp;[.B4]);[.A5])" office:value-type="string" office:string-value="CMoe" calcext:value-type="string">
            <text:p>CMo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body slam</text:p>
          </table:table-cell>
          <table:table-cell table:number-columns-repeated="1018"/>
        </table:table-row>
        <table:table-row table:style-name="ro1">
          <table:table-cell table:style-name="ce16" table:content-validation-name="val1" table:formula="of:=IFERROR(INDIRECT(&quot;$Pokedex.B&quot;&amp;[.B5]);[.A6])" office:value-type="string" office:string-value="WMoe" calcext:value-type="string">
            <text:p>WMoe</text:p>
          </table:table-cell>
          <table:table-cell table:style-name="ce18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6]);[.A7])" office:value-type="string" office:string-value="WMoe" calcext:value-type="string">
            <text:p>WM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estow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scald</text:p>
          </table:table-cell>
          <table:table-cell office:value-type="string" calcext:value-type="string">
            <text:p>grassy glide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7]);[.A8])" office:value-type="string" office:string-value="OMoe" calcext:value-type="string">
            <text:p>OMoe</text:p>
          </table:table-cell>
          <table:table-cell table:style-name="ce18" office:value-type="float" office:value="4.5" calcext:value-type="float">
            <text:p>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8]);[.A9])" office:value-type="string" office:string-value="OMoe" calcext:value-type="string">
            <text:p>OMo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dream eater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9]);[.A10])" office:value-type="string" office:string-value="GMoe" calcext:value-type="string">
            <text:p>GMoe</text:p>
          </table:table-cell>
          <table:table-cell table:style-name="ce18"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0]);[.A11])" office:value-type="string" office:string-value="GMoe" calcext:value-type="string">
            <text:p>GMo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slack off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1]);[.A12])" office:value-type="string" office:string-value="MultiMoe" calcext:value-type="string">
            <text:p>MultiMoe</text:p>
          </table:table-cell>
          <table:table-cell table:style-name="ce18"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2]);[.A13])" office:value-type="string" office:string-value="MultiMoe" calcext:value-type="string">
            <text:p>MultiM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3]);[.A14])" office:value-type="string" office:string-value="Sayo" calcext:value-type="string">
            <text:p>Sayo</text:p>
          </table:table-cell>
          <table:table-cell table:style-name="ce18" office:value-type="float" office:value="7.5" calcext:value-type="float">
            <text:p>7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4]);[.A15])" office:value-type="string" office:string-value="Sayo" calcext:value-type="string">
            <text:p>Say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snarl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void flame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5]);[.A16])" office:value-type="string" office:string-value="CAzalea" calcext:value-type="string">
            <text:p>CAzalea</text:p>
          </table:table-cell>
          <table:table-cell table:style-name="ce18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6]);[.A17])" office:value-type="string" office:string-value="CAzalea" calcext:value-type="string">
            <text:p>CAzale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7]);[.A18])" office:value-type="string" office:string-value="Azalea" calcext:value-type="string">
            <text:p>Azalea</text:p>
          </table:table-cell>
          <table:table-cell table:style-name="ce18"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8]);[.A19])" office:value-type="string" office:string-value="Azalea" calcext:value-type="string">
            <text:p>Azal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9]);[.A20])" office:value-type="string" office:string-value="EAzalea" calcext:value-type="string">
            <text:p>EAzalea</text:p>
          </table:table-cell>
          <table:table-cell table:style-name="ce18"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0]);[.A21])" office:value-type="string" office:string-value="EAzalea" calcext:value-type="string">
            <text:p>EAzale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1]);[.A22])" office:value-type="string" office:string-value="CZephyra" calcext:value-type="string">
            <text:p>CZephyra</text:p>
          </table:table-cell>
          <table:table-cell table:style-name="ce18"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2]);[.A23])" office:value-type="string" office:string-value="CZephyra" calcext:value-type="string">
            <text:p>CZephy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3]);[.A24])" office:value-type="string" office:string-value="Zephyra" calcext:value-type="string">
            <text:p>Zephyra</text:p>
          </table:table-cell>
          <table:table-cell table:style-name="ce18"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4]);[.A25])" office:value-type="string" office:string-value="Zephyra" calcext:value-type="string">
            <text:p>Zephy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5]);[.A26])" office:value-type="string" office:string-value="EZephyra" calcext:value-type="string">
            <text:p>EZephyra</text:p>
          </table:table-cell>
          <table:table-cell table:style-name="ce18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6]);[.A27])" office:value-type="string" office:string-value="EZephyra" calcext:value-type="string">
            <text:p>EZephy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7]);[.A28])" office:value-type="string" office:string-value="Celine" calcext:value-type="string">
            <text:p>Celine</text:p>
          </table:table-cell>
          <table:table-cell table:style-name="ce18"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8]);[.A29])" office:value-type="string" office:string-value="Celine" calcext:value-type="string">
            <text:p>Ce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9]);[.A30])" office:value-type="string" office:string-value="CKana" calcext:value-type="string">
            <text:p>CKana</text:p>
          </table:table-cell>
          <table:table-cell table:style-name="ce18"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0]);[.A31])" office:value-type="string" office:string-value="CKana" calcext:value-type="string">
            <text:p>CKa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1]);[.A32])" office:value-type="string" office:string-value="Kana" calcext:value-type="string">
            <text:p>Kana</text:p>
          </table:table-cell>
          <table:table-cell table:style-name="ce18"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2]);[.A33])" office:value-type="string" office:string-value="Kana" calcext:value-type="string">
            <text:p>Ka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3]);[.A34])" office:value-type="string" office:string-value="EKana" calcext:value-type="string">
            <text:p>EKana</text:p>
          </table:table-cell>
          <table:table-cell table:style-name="ce18"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4]);[.A35])" office:value-type="string" office:string-value="EKana" calcext:value-type="string">
            <text:p>EKa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5]);[.A36])" office:value-type="string" office:string-value="Tohka" calcext:value-type="string">
            <text:p>Tohka</text:p>
          </table:table-cell>
          <table:table-cell table:style-name="ce18"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6]);[.A37])" office:value-type="string" office:string-value="Tohka" calcext:value-type="string">
            <text:p>Tohk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7]);[.A38])" office:value-type="string" office:string-value="CYuria" calcext:value-type="string">
            <text:p>CYuria</text:p>
          </table:table-cell>
          <table:table-cell table:style-name="ce18" office:value-type="float" office:value="19.5" calcext:value-type="float">
            <text:p>19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8]);[.A39])" office:value-type="string" office:string-value="CYuria" calcext:value-type="string">
            <text:p>CYur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9]);[.A40])" office:value-type="string" office:string-value="Yuria" calcext:value-type="string">
            <text:p>Yuria</text:p>
          </table:table-cell>
          <table:table-cell table:style-name="ce18" office:value-type="float" office:value="20.5" calcext:value-type="float">
            <text:p>2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0]);[.A41])" office:value-type="string" office:string-value="Yuria" calcext:value-type="string">
            <text:p>Yur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1]);[.A42])" office:value-type="string" office:string-value="EYuria" calcext:value-type="string">
            <text:p>EYuria</text:p>
          </table:table-cell>
          <table:table-cell table:style-name="ce18" office:value-type="float" office:value="21.5" calcext:value-type="float">
            <text:p>2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2]);[.A43])" office:value-type="string" office:string-value="EYuria" calcext:value-type="string">
            <text:p>EYur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3]);[.A44])" office:value-type="string" office:string-value="Gemma" calcext:value-type="string">
            <text:p>Gemma</text:p>
          </table:table-cell>
          <table:table-cell table:style-name="ce18"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4]);[.A45])" office:value-type="string" office:string-value="Gemma" calcext:value-type="string">
            <text:p>Gemm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5]);[.A46])" office:value-type="string" office:string-value="EGemma" calcext:value-type="string">
            <text:p>EGemma</text:p>
          </table:table-cell>
          <table:table-cell table:style-name="ce18"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6]);[.A47])" office:value-type="string" office:string-value="EGemma" calcext:value-type="string">
            <text:p>EGemm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7]);[.A48])" office:value-type="string" office:string-value="Ren" calcext:value-type="string">
            <text:p>Ren</text:p>
          </table:table-cell>
          <table:table-cell table:style-name="ce18"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8]);[.A49])" office:value-type="string" office:string-value="Ren" calcext:value-type="string">
            <text:p>R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9]);[.A50])" office:value-type="string" office:string-value="Florence" calcext:value-type="string">
            <text:p>Florence</text:p>
          </table:table-cell>
          <table:table-cell table:style-name="ce18" office:value-type="float" office:value="25.5" calcext:value-type="float">
            <text:p>2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0]);[.A51])" office:value-type="string" office:string-value="Florence" calcext:value-type="string">
            <text:p>Flore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1]);[.A52])" office:value-type="string" office:string-value="KFlorence" calcext:value-type="string">
            <text:p>KFlorence</text:p>
          </table:table-cell>
          <table:table-cell table:style-name="ce18"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2]);[.A53])" office:value-type="string" office:string-value="KFlorence" calcext:value-type="string">
            <text:p>KFlore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3]);[.A54])" office:value-type="string" office:string-value="Aliel" calcext:value-type="string">
            <text:p>Aliel</text:p>
          </table:table-cell>
          <table:table-cell table:style-name="ce18"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4]);[.A55])" office:value-type="string" office:string-value="Aliel" calcext:value-type="string">
            <text:p>Ali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5]);[.A56])" office:value-type="string" office:string-value="CKarin" calcext:value-type="string">
            <text:p>CKarin</text:p>
          </table:table-cell>
          <table:table-cell table:style-name="ce18" office:value-type="float" office:value="28.5" calcext:value-type="float">
            <text:p>2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6]);[.A57])" office:value-type="string" office:string-value="CKarin" calcext:value-type="string">
            <text:p>CKar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7]);[.A58])" office:value-type="string" office:string-value="Karin" calcext:value-type="string">
            <text:p>Karin</text:p>
          </table:table-cell>
          <table:table-cell table:style-name="ce18" office:value-type="float" office:value="29.5" calcext:value-type="float">
            <text:p>2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8]);[.A59])" office:value-type="string" office:string-value="Karin" calcext:value-type="string">
            <text:p>Kar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9]);[.A60])" office:value-type="string" office:string-value="EKarin" calcext:value-type="string">
            <text:p>EKarin</text:p>
          </table:table-cell>
          <table:table-cell table:style-name="ce18" office:value-type="float" office:value="30.5" calcext:value-type="float">
            <text:p>3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0]);[.A61])" office:value-type="string" office:string-value="EKarin" calcext:value-type="string">
            <text:p>EKar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1]);[.A62])" office:value-type="string" office:string-value="FKarin" calcext:value-type="string">
            <text:p>FKarin</text:p>
          </table:table-cell>
          <table:table-cell table:style-name="ce18" office:value-type="float" office:value="31.5" calcext:value-type="float">
            <text:p>3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2]);[.A63])" office:value-type="string" office:string-value="FKarin" calcext:value-type="string">
            <text:p>FKar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3]);[.A64])" office:value-type="string" office:string-value="LucilleR" calcext:value-type="string">
            <text:p>LucilleR</text:p>
          </table:table-cell>
          <table:table-cell table:style-name="ce18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4]);[.A65])" office:value-type="string" office:string-value="LucilleR" calcext:value-type="string">
            <text:p>Lucill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5]);[.A66])" office:value-type="string" office:string-value="ELucilleR" calcext:value-type="string">
            <text:p>ELucilleR</text:p>
          </table:table-cell>
          <table:table-cell table:style-name="ce18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6]);[.A67])" office:value-type="string" office:string-value="ELucilleR" calcext:value-type="string">
            <text:p>ELucill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7]);[.A68])" office:value-type="string" office:string-value="Gonya" calcext:value-type="string">
            <text:p>Gonya</text:p>
          </table:table-cell>
          <table:table-cell table:style-name="ce18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8]);[.A69])" office:value-type="string" office:string-value="Gonya" calcext:value-type="string">
            <text:p>Gony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9]);[.A70])" office:value-type="string" office:string-value="Lea" calcext:value-type="string">
            <text:p>Lea</text:p>
          </table:table-cell>
          <table:table-cell table:style-name="ce18" office:value-type="float" office:value="35.5" calcext:value-type="float">
            <text:p>35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0]);[.A71])" office:value-type="string" office:string-value="Lea" calcext:value-type="string">
            <text:p>Le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1]);[.A72])" office:value-type="string" office:string-value="MLea" calcext:value-type="string">
            <text:p>MLea</text:p>
          </table:table-cell>
          <table:table-cell table:style-name="ce18" office:value-type="float" office:value="36.5" calcext:value-type="float">
            <text:p>36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2]);[.A73])" office:value-type="string" office:string-value="MLea" calcext:value-type="string">
            <text:p>MLe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3]);[.A74])" office:value-type="string" office:string-value="CAdelaide" calcext:value-type="string">
            <text:p>CAdelaide</text:p>
          </table:table-cell>
          <table:table-cell table:style-name="ce18" office:value-type="float" office:value="37.5" calcext:value-type="float">
            <text:p>37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4]);[.A75])" office:value-type="string" office:string-value="CAdelaide" calcext:value-type="string">
            <text:p>CAdelaid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5]);[.A76])" office:value-type="string" office:string-value="Adelaide" calcext:value-type="string">
            <text:p>Adelaide</text:p>
          </table:table-cell>
          <table:table-cell table:style-name="ce18" office:value-type="float" office:value="38.5" calcext:value-type="float">
            <text:p>38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6]);[.A77])" office:value-type="string" office:string-value="Adelaide" calcext:value-type="string">
            <text:p>Adelaid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7]);[.A78])" office:value-type="string" office:string-value="EAdelaide" calcext:value-type="string">
            <text:p>EAdelaide</text:p>
          </table:table-cell>
          <table:table-cell table:style-name="ce18" office:value-type="float" office:value="39.5" calcext:value-type="float">
            <text:p>39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8]);[.A79])" office:value-type="string" office:string-value="EAdelaide" calcext:value-type="string">
            <text:p>EAdelai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HM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8" table:default-cell-style-name="ce21"/>
        <table:table-column table:style-name="co39" table:default-cell-style-name="ce25"/>
        <table:table-column table:style-name="co39" table:number-columns-repeated="6" table:default-cell-style-name="ce26"/>
        <table:table-column table:style-name="co39" table:default-cell-style-name="ce27"/>
        <table:table-column table:style-name="co40" table:default-cell-style-name="ce25"/>
        <table:table-column table:style-name="co40" table:default-cell-style-name="ce24"/>
        <table:table-column table:style-name="co40" table:number-columns-repeated="48" table:default-cell-style-name="ce26"/>
        <table:table-row table:style-name="ro1">
          <table:table-cell/>
          <table:table-cell table:style-name="ce23" office:value-type="string" calcext:value-type="string">
            <text:p>HM</text:p>
          </table:table-cell>
          <table:table-cell table:number-columns-repeated="6" table:style-name="Default" office:value-type="string" calcext:value-type="string">
            <text:p>HM</text:p>
          </table:table-cell>
          <table:table-cell table:style-name="ce21" office:value-type="string" calcext:value-type="string">
            <text:p>HM</text:p>
          </table:table-cell>
          <table:table-cell table:style-name="ce23" office:value-type="string" calcext:value-type="string">
            <text:p>TM</text:p>
          </table:table-cell>
          <table:table-cell table:style-name="ce28" office:value-type="string" calcext:value-type="string">
            <text:p>TM</text:p>
          </table:table-cell>
          <table:table-cell table:number-columns-repeated="48" table:style-name="Default" office:value-type="string" calcext:value-type="string">
            <text:p>TM</text:p>
          </table:table-cell>
        </table:table-row>
        <table:table-row table:style-name="ro1">
          <table:table-cell table:style-name="ce22" table:content-validation-name="val1" table:formula="of:=[$Stats.A2]" office:value-type="string" office:string-value="species" calcext:value-type="string">
            <text:p>species</text:p>
          </table:table-cell>
          <table:table-cell table:style-name="ce2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ce1" table:content-validation-name="val1" table:formula="of:=[$Pokedex.B3]" office:value-type="string" office:string-value="CMoe" calcext:value-type="string">
            <text:p>C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]" office:value-type="string" office:string-value="WMoe" calcext:value-type="string">
            <text:p>W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5]" office:value-type="string" office:string-value="OMoe" calcext:value-type="string">
            <text:p>O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6]" office:value-type="string" office:string-value="GMoe" calcext:value-type="string">
            <text:p>G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7]" office:value-type="string" office:string-value="MultiMoe" calcext:value-type="string">
            <text:p>Multi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8]" office:value-type="string" office:string-value="Sayo" calcext:value-type="string">
            <text:p>Sayo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9]" office:value-type="string" office:string-value="CAzalea" calcext:value-type="string">
            <text:p>C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0]" office:value-type="string" office:string-value="Azalea" calcext:value-type="string">
            <text:p>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1]" office:value-type="string" office:string-value="EAzalea" calcext:value-type="string">
            <text:p>E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2]" office:value-type="string" office:string-value="CZephyra" calcext:value-type="string">
            <text:p>C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3]" office:value-type="string" office:string-value="Zephyra" calcext:value-type="string">
            <text:p>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4]" office:value-type="string" office:string-value="EZephyra" calcext:value-type="string">
            <text:p>E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5]" office:value-type="string" office:string-value="Celine" calcext:value-type="string">
            <text:p>Celin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6]" office:value-type="string" office:string-value="CKana" calcext:value-type="string">
            <text:p>C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7]" office:value-type="string" office:string-value="Kana" calcext:value-type="string">
            <text:p>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8]" office:value-type="string" office:string-value="EKana" calcext:value-type="string">
            <text:p>E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9]" office:value-type="string" office:string-value="Tohka" calcext:value-type="string">
            <text:p>Tohk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0]" office:value-type="string" office:string-value="CYuria" calcext:value-type="string">
            <text:p>C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1]" office:value-type="string" office:string-value="Yuria" calcext:value-type="string">
            <text:p>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2]" office:value-type="string" office:string-value="EYuria" calcext:value-type="string">
            <text:p>E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3]" office:value-type="string" office:string-value="Gemma" calcext:value-type="string">
            <text:p>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4]" office:value-type="string" office:string-value="EGemma" calcext:value-type="string">
            <text:p>E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5]" office:value-type="string" office:string-value="Ren" calcext:value-type="string">
            <text:p>R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6]" office:value-type="string" office:string-value="Florence" calcext:value-type="string">
            <text:p>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7]" office:value-type="string" office:string-value="KFlorence" calcext:value-type="string">
            <text:p>K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8]" office:value-type="string" office:string-value="Aliel" calcext:value-type="string">
            <text:p>Alie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9]" office:value-type="string" office:string-value="CKarin" calcext:value-type="string">
            <text:p>C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0]" office:value-type="string" office:string-value="Karin" calcext:value-type="string">
            <text:p>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1]" office:value-type="string" office:string-value="EKarin" calcext:value-type="string">
            <text:p>E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2]" office:value-type="string" office:string-value="FKarin" calcext:value-type="string">
            <text:p>F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3]" office:value-type="string" office:string-value="LucilleR" calcext:value-type="string">
            <text:p>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4]" office:value-type="string" office:string-value="ELucilleR" calcext:value-type="string">
            <text:p>E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5]" office:value-type="string" office:string-value="Gonya" calcext:value-type="string">
            <text:p>Gony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6]" office:value-type="string" office:string-value="Lea" calcext:value-type="string">
            <text:p>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7]" office:value-type="string" office:string-value="MLea" calcext:value-type="string">
            <text:p>M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8]" office:value-type="string" office:string-value="CAdelaide" calcext:value-type="string">
            <text:p>C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9]" office:value-type="string" office:string-value="Adelaide" calcext:value-type="string">
            <text:p>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0]" office:value-type="string" office:string-value="EAdelaide" calcext:value-type="string">
            <text:p>E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 table:number-rows-repeated="31">
          <table:table-cell table:style-name="ce22" table:content-validation-name="val1"/>
          <table:table-cell table:number-columns-repeated="58"/>
        </table:table-row>
        <table:table-row table:style-name="ro1" table:number-rows-repeated="1048504">
          <table:table-cell table:number-columns-repeated="59"/>
        </table:table-row>
        <table:table-row table:style-name="ro1">
          <table:table-cell table:number-columns-repeated="59"/>
        </table:table-row>
        <calcext:conditional-formats>
          <calcext:conditional-format calcext:target-range-address="TMHM.B3:TMHM.BG1048576">
            <calcext:condition calcext:apply-style-name="Bad" calcext:value="=0" calcext:base-cell-address="TMHM.B3"/>
            <calcext:condition calcext:apply-style-name="Good" calcext:value="=1" calcext:base-cell-address="TMHM.B3"/>
          </calcext:conditional-format>
        </calcext:conditional-formats>
      </table:table>
      <table:table table:name="Defaults" table:style-name="ta1">
        <table:table-column table:style-name="co2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Exp Types</text:p>
          </table:table-cell>
          <table:table-cell/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animate</text:p>
          </table:table-cell>
          <table:table-cell office:value-type="string" calcext:value-type="string">
            <text:p>[(0,1)]</text:p>
          </table:table-cell>
          <table:table-cell/>
        </table:table-row>
        <table:table-row table:style-name="ro1">
          <table:table-cell office:value-type="string" calcext:value-type="string">
            <text:p>errati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front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dium fast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medium slow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back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ow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rontAnim</text:p>
          </table:table-cell>
          <table:table-cell office:value-type="string" calcext:value-type="string">
            <text:p>ANIM_V_SQUISH_AND_BOUNCE</text:p>
          </table:table-cell>
          <table:table-cell/>
        </table:table-row>
        <table:table-row table:style-name="ro1">
          <table:table-cell office:value-type="string" calcext:value-type="string">
            <text:p>fluctuating</text:p>
          </table:table-cell>
          <table:table-cell/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backAnim</text:p>
          </table:table-cell>
          <table:table-cell office:value-type="string" calcext:value-type="string">
            <text:p>BACK_ANIM_H_VIBRAT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inImageFolder</text:p>
          </table:table-cell>
          <table:table-cell office:value-type="string" calcext:value-type="string">
            <text:p>leamon</text:p>
          </table:table-cell>
          <table:table-cell table:style-name="ce38" table:formula="of:=CONCATENATE(&quot;e.g.&quot;;[.F8];&quot;/&quot;;[$Images.B3])" office:value-type="string" office:string-value="e.g.leamon/moe-casual" calcext:value-type="string">
            <text:p>e.g.leamon/moe-ca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derless</text:p>
          </table:table-cell>
          <table:table-cell table:number-columns-repeated="4"/>
        </table:table-row>
      </table:table>
      <table:table table:name="Analysis" table:style-name="ta1">
        <table:table-column table:style-name="co2" table:number-columns-repeated="4" table:default-cell-style-name="Default"/>
        <table:table-column table:style-name="co2" table:default-cell-style-name="ce39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Averages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 table:formula="of:=COUNTIF([$Stats.I$1:.I$1048576];[.A2])+COUNTIF([$Stats.J$1:.J$1048576];[.A2])" office:value-type="float" office:value="11" calcext:value-type="float">
            <text:p>11</text:p>
          </table:table-cell>
          <table:table-cell/>
          <table:table-cell office:value-type="string" calcext:value-type="string">
            <text:p>HP</text:p>
          </table:table-cell>
          <table:table-cell table:formula="of:=AVERAGE([$Stats.B$1:.B$1048576])" office:value-type="float" office:value="71.3157894736842" calcext:value-type="float">
            <text:p>71.32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table:formula="of:=COUNTIF([$Stats.I$1:.I$1048576];[.A3])+COUNTIF([$Stats.J$1:.J$1048576];[.A3])" office:value-type="float" office:value="1" calcext:value-type="float">
            <text:p>1</text:p>
          </table:table-cell>
          <table:table-cell/>
          <table:table-cell office:value-type="string" calcext:value-type="string">
            <text:p>Attack</text:p>
          </table:table-cell>
          <table:table-cell table:formula="of:=AVERAGE([$Stats.C$1:.C$1048576])" office:value-type="float" office:value="81" calcext:value-type="float">
            <text:p>81.00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table:formula="of:=COUNTIF([$Stats.I$1:.I$1048576];[.A4])+COUNTIF([$Stats.J$1:.J$1048576];[.A4])" office:value-type="float" office:value="1" calcext:value-type="float">
            <text:p>1</text:p>
          </table:table-cell>
          <table:table-cell/>
          <table:table-cell office:value-type="string" calcext:value-type="string">
            <text:p>Defense</text:p>
          </table:table-cell>
          <table:table-cell table:formula="of:=AVERAGE([$Stats.D$1:.D$1048576])" office:value-type="float" office:value="70.2631578947368" calcext:value-type="float">
            <text:p>70.26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formula="of:=COUNTIF([$Stats.I$1:.I$1048576];[.A5])+COUNTIF([$Stats.J$1:.J$1048576];[.A5])" office:value-type="float" office:value="1" calcext:value-type="float">
            <text:p>1</text:p>
          </table:table-cell>
          <table:table-cell/>
          <table:table-cell office:value-type="string" calcext:value-type="string">
            <text:p>SpAtk</text:p>
          </table:table-cell>
          <table:table-cell table:formula="of:=AVERAGE([$Stats.E$1:.E$1048576])" office:value-type="float" office:value="72.7105263157895" calcext:value-type="float">
            <text:p>72.71</text:p>
          </table:table-cell>
        </table:table-row>
        <table:table-row table:style-name="ro1">
          <table:table-cell office:value-type="string" calcext:value-type="string">
            <text:p>flying</text:p>
          </table:table-cell>
          <table:table-cell table:formula="of:=COUNTIF([$Stats.I$1:.I$1048576];[.A6])+COUNTIF([$Stats.J$1:.J$1048576];[.A6])" office:value-type="float" office:value="3" calcext:value-type="float">
            <text:p>3</text:p>
          </table:table-cell>
          <table:table-cell/>
          <table:table-cell office:value-type="string" calcext:value-type="string">
            <text:p>SpDef</text:p>
          </table:table-cell>
          <table:table-cell table:formula="of:=AVERAGE([$Stats.F$1:.F$1048576])" office:value-type="float" office:value="78.6052631578947" calcext:value-type="float">
            <text:p>78.61</text:p>
          </table:table-cell>
        </table:table-row>
        <table:table-row table:style-name="ro1">
          <table:table-cell office:value-type="string" calcext:value-type="string">
            <text:p>fighting</text:p>
          </table:table-cell>
          <table:table-cell table:formula="of:=COUNTIF([$Stats.I$1:.I$1048576];[.A7])+COUNTIF([$Stats.J$1:.J$1048576];[.A7])" office:value-type="float" office:value="5" calcext:value-type="float">
            <text:p>5</text:p>
          </table:table-cell>
          <table:table-cell/>
          <table:table-cell office:value-type="string" calcext:value-type="string">
            <text:p>Speed</text:p>
          </table:table-cell>
          <table:table-cell table:formula="of:=AVERAGE([$Stats.G$1:.G$1048576])" office:value-type="float" office:value="73.7894736842105" calcext:value-type="float">
            <text:p>73.79</text:p>
          </table:table-cell>
        </table:table-row>
        <table:table-row table:style-name="ro1">
          <table:table-cell office:value-type="string" calcext:value-type="string">
            <text:p>poison</text:p>
          </table:table-cell>
          <table:table-cell table:formula="of:=COUNTIF([$Stats.I$1:.I$1048576];[.A8])+COUNTIF([$Stats.J$1:.J$1048576];[.A8])" office:value-type="float" office:value="0" calcext:value-type="float">
            <text:p>0</text:p>
          </table:table-cell>
          <table:table-cell/>
          <table:table-cell office:value-type="string" calcext:value-type="string">
            <text:p>BST</text:p>
          </table:table-cell>
          <table:table-cell table:formula="of:=AVERAGE([$Stats.H$1:.H$1048576])" office:value-type="float" office:value="447.684210526316" calcext:value-type="float">
            <text:p>447.68</text:p>
          </table:table-cell>
        </table:table-row>
        <table:table-row table:style-name="ro1">
          <table:table-cell office:value-type="string" calcext:value-type="string">
            <text:p>electric</text:p>
          </table:table-cell>
          <table:table-cell table:formula="of:=COUNTIF([$Stats.I$1:.I$1048576];[.A9])+COUNTIF([$Stats.J$1:.J$1048576];[.A9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nd</text:p>
          </table:table-cell>
          <table:table-cell table:formula="of:=COUNTIF([$Stats.I$1:.I$1048576];[.A10])+COUNTIF([$Stats.J$1:.J$1048576];[.A1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</text:p>
          </table:table-cell>
          <table:table-cell table:formula="of:=COUNTIF([$Stats.I$1:.I$1048576];[.A11])+COUNTIF([$Stats.J$1:.J$1048576];[.A1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chic</text:p>
          </table:table-cell>
          <table:table-cell table:formula="of:=COUNTIF([$Stats.I$1:.I$1048576];[.A12])+COUNTIF([$Stats.J$1:.J$1048576];[.A12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</text:p>
          </table:table-cell>
          <table:table-cell table:formula="of:=COUNTIF([$Stats.I$1:.I$1048576];[.A13])+COUNTIF([$Stats.J$1:.J$1048576];[.A1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g</text:p>
          </table:table-cell>
          <table:table-cell table:formula="of:=COUNTIF([$Stats.I$1:.I$1048576];[.A14])+COUNTIF([$Stats.J$1:.J$1048576];[.A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</text:p>
          </table:table-cell>
          <table:table-cell table:formula="of:=COUNTIF([$Stats.I$1:.I$1048576];[.A15])+COUNTIF([$Stats.J$1:.J$1048576];[.A15]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</text:p>
          </table:table-cell>
          <table:table-cell table:formula="of:=COUNTIF([$Stats.I$1:.I$1048576];[.A16])+COUNTIF([$Stats.J$1:.J$1048576];[.A16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</text:p>
          </table:table-cell>
          <table:table-cell table:formula="of:=COUNTIF([$Stats.I$1:.I$1048576];[.A17])+COUNTIF([$Stats.J$1:.J$1048576];[.A1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</text:p>
          </table:table-cell>
          <table:table-cell table:formula="of:=COUNTIF([$Stats.I$1:.I$1048576];[.A18])+COUNTIF([$Stats.J$1:.J$1048576];[.A1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ry</text:p>
          </table:table-cell>
          <table:table-cell table:formula="of:=COUNTIF([$Stats.I$1:.I$1048576];[.A19])+COUNTIF([$Stats.J$1:.J$1048576];[.A19])"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/00/0000</text:date>, <text:time style:data-style-name="N2" text:time-value="01:12:29.470884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23:18:21.927628699</meta:creation-date>
    <dc:date>2022-08-24T01:12:55.966785346</dc:date>
    <meta:editing-duration>PT5H45M11S</meta:editing-duration>
    <meta:editing-cycles>39</meta:editing-cycles>
    <meta:generator>LibreOffice/6.4.7.2$Linux_X86_64 LibreOffice_project/40$Build-2</meta:generator>
    <meta:document-statistic meta:table-count="7" meta:cell-count="4243" meta:object-count="0"/>
  </office:meta>
</office:document-meta>
</file>